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Tahoma2" svg:font-family="Tahoma"/>
    <style:font-face style:name="Liberation Serif" svg:font-family="'Liberation Serif'"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Tahoma1" svg:font-family="Tahoma" style:font-family-generic="system" style:font-pitch="variable"/>
  </office:font-face-decls>
  <office:automatic-styles>
    <style:style style:name="P1" style:family="paragraph" style:parent-style-name="Text_20_body">
      <style:paragraph-properties fo:margin-top="0.4cm" fo:margin-bottom="0cm" style:contextual-spacing="false" fo:text-align="start" style:justify-single-word="false"/>
      <style:text-properties style:font-name="Liberation Serif" fo:language="en" fo:country="US"/>
    </style:style>
    <style:style style:name="P2" style:family="paragraph" style:parent-style-name="Text_20_body">
      <style:paragraph-properties fo:margin-top="0.4cm" fo:margin-bottom="0cm" style:contextual-spacing="false" fo:text-align="start" style:justify-single-word="false"/>
      <style:text-properties style:font-name="Liberation Serif" fo:language="en" fo:country="US" fo:font-weight="bold" style:font-weight-asian="bold" style:font-weight-complex="bold"/>
    </style:style>
    <style:style style:name="P3" style:family="paragraph" style:parent-style-name="Text_20_body">
      <style:paragraph-properties fo:margin-top="0.4cm" fo:margin-bottom="0cm" style:contextual-spacing="false" fo:text-align="start" style:justify-single-word="false"/>
      <style:text-properties style:font-name="Liberation Serif" fo:language="en" fo:country="US" fo:font-style="italic" fo:font-weight="bold" style:font-style-asian="italic" style:font-weight-asian="bold" style:font-style-complex="italic" style:font-weight-complex="bold"/>
    </style:style>
    <style:style style:name="P4" style:family="paragraph" style:parent-style-name="Text_20_body">
      <style:paragraph-properties fo:margin-top="0.4cm" fo:margin-bottom="0cm" style:contextual-spacing="false" fo:text-align="start" style:justify-single-word="false"/>
      <style:text-properties officeooo:paragraph-rsid="003c5365"/>
    </style:style>
    <style:style style:name="P5" style:family="paragraph" style:parent-style-name="Text_20_body">
      <style:paragraph-properties fo:margin-top="0.4cm" fo:margin-bottom="0cm" style:contextual-spacing="false" fo:text-align="start" style:justify-single-word="false"/>
      <style:text-properties style:font-name="Liberation Serif" fo:language="en" fo:country="US"/>
    </style:style>
    <style:style style:name="P6" style:family="paragraph" style:parent-style-name="Text_20_body">
      <style:paragraph-properties fo:margin-top="0.4cm" fo:margin-bottom="0cm" style:contextual-spacing="false" fo:text-align="start" style:justify-single-word="false"/>
      <style:text-properties style:font-name="Liberation Serif" fo:language="en" fo:country="US" officeooo:paragraph-rsid="00343fe1"/>
    </style:style>
    <style:style style:name="P7" style:family="paragraph" style:parent-style-name="Text_20_body">
      <style:paragraph-properties fo:margin-top="0.4cm" fo:margin-bottom="0cm" style:contextual-spacing="false" fo:text-align="start" style:justify-single-word="false"/>
      <style:text-properties style:font-name="Liberation Serif" fo:language="en" fo:country="US" officeooo:paragraph-rsid="00362582"/>
    </style:style>
    <style:style style:name="P8" style:family="paragraph" style:parent-style-name="Text_20_body">
      <style:paragraph-properties fo:margin-top="0.4cm" fo:margin-bottom="0cm" style:contextual-spacing="false" fo:text-align="start" style:justify-single-word="false"/>
      <style:text-properties style:font-name="Liberation Serif" fo:language="en" fo:country="US" fo:font-weight="bold" style:font-weight-asian="bold" style:font-weight-complex="bold"/>
    </style:style>
    <style:style style:name="P9" style:family="paragraph" style:parent-style-name="Text_20_body">
      <style:paragraph-properties fo:margin-top="0.4cm" fo:margin-bottom="0cm" style:contextual-spacing="false" fo:text-align="start" style:justify-single-word="false"/>
      <style:text-properties style:font-name="Liberation Serif" fo:language="en" fo:country="US" fo:font-weight="bold" officeooo:rsid="0038abf9" officeooo:paragraph-rsid="003a386c" style:font-weight-asian="bold" style:font-weight-complex="bold"/>
    </style:style>
    <style:style style:name="P10" style:family="paragraph" style:parent-style-name="Text_20_body" style:list-style-name="L1" style:master-page-name="">
      <loext:graphic-properties draw:fill="none"/>
      <style:paragraph-properties fo:margin-left="0cm" fo:margin-right="0cm" fo:margin-top="0.4cm" fo:margin-bottom="0cm" style:contextual-spacing="false" fo:text-align="start" style:justify-single-word="false" fo:text-indent="0cm" style:auto-text-indent="false" style:page-number="auto" fo:background-color="transparent">
        <style:tab-stops/>
      </style:paragraph-properties>
      <style:text-properties style:font-name="Liberation Serif" fo:language="en" fo:country="US" fo:font-weight="bold" officeooo:rsid="0051e506" officeooo:paragraph-rsid="003a7ebf" style:font-weight-asian="bold" style:font-weight-complex="bold"/>
    </style:style>
    <style:style style:name="P11" style:family="paragraph" style:parent-style-name="Text_20_body">
      <loext:graphic-properties draw:fill="none"/>
      <style:paragraph-properties fo:margin-left="0.801cm" fo:margin-right="0cm" fo:margin-top="0.4cm" fo:margin-bottom="0cm" style:contextual-spacing="false" fo:text-align="start" style:justify-single-word="false" fo:text-indent="-0.801cm" style:auto-text-indent="false" fo:background-color="transparent"/>
      <style:text-properties style:font-name="Liberation Serif" fo:language="en" fo:country="US" fo:font-weight="bold" officeooo:rsid="002cdde4" officeooo:paragraph-rsid="003a7ebf" style:font-weight-asian="bold" style:font-weight-complex="bold"/>
    </style:style>
    <style:style style:name="P12" style:family="paragraph" style:parent-style-name="Text_20_body">
      <loext:graphic-properties draw:fill="none"/>
      <style:paragraph-properties fo:margin-left="0.801cm" fo:margin-right="0cm" fo:margin-top="0.4cm" fo:margin-bottom="0cm" style:contextual-spacing="false" fo:text-align="start" style:justify-single-word="false" fo:text-indent="-0.801cm" style:auto-text-indent="false" fo:background-color="transparent"/>
      <style:text-properties style:font-name="Liberation Serif" fo:language="en" fo:country="US" fo:font-weight="bold" officeooo:paragraph-rsid="003a7ebf" style:font-weight-asian="bold" style:font-weight-complex="bold"/>
    </style:style>
    <style:style style:name="P13" style:family="paragraph" style:parent-style-name="Text_20_body">
      <loext:graphic-properties draw:fill="none"/>
      <style:paragraph-properties fo:margin-left="0.801cm" fo:margin-right="0cm" fo:margin-top="0.4cm" fo:margin-bottom="0cm" style:contextual-spacing="false" fo:text-align="start" style:justify-single-word="false" fo:text-indent="-0.801cm" style:auto-text-indent="false" fo:background-color="transparent"/>
      <style:text-properties style:font-name="Liberation Serif" fo:language="en" fo:country="US" fo:font-weight="bold" officeooo:rsid="003c5365" officeooo:paragraph-rsid="003c5365" style:font-weight-asian="bold" style:font-weight-complex="bold"/>
    </style:style>
    <style:style style:name="P14" style:family="paragraph" style:parent-style-name="Text_20_body" style:list-style-name="L1">
      <loext:graphic-properties draw:fill="none"/>
      <style:paragraph-properties fo:margin-left="0.801cm" fo:margin-right="0cm" fo:margin-top="0cm" fo:margin-bottom="0cm" style:contextual-spacing="false" fo:text-align="start" style:justify-single-word="false" fo:text-indent="-0.801cm" style:auto-text-indent="false" fo:background-color="transparent">
        <style:tab-stops/>
      </style:paragraph-properties>
      <style:text-properties style:font-name="Liberation Serif" fo:language="en" fo:country="US" officeooo:paragraph-rsid="003a7ebf"/>
    </style:style>
    <style:style style:name="P15" style:family="paragraph" style:parent-style-name="Text_20_body" style:list-style-name="L5">
      <loext:graphic-properties draw:fill="none"/>
      <style:paragraph-properties fo:margin-left="0.801cm" fo:margin-right="0cm" fo:margin-top="0cm" fo:margin-bottom="0cm" style:contextual-spacing="false" fo:text-align="start" style:justify-single-word="false" fo:text-indent="-0.801cm" style:auto-text-indent="false" fo:background-color="transparent"/>
      <style:text-properties style:font-name="Liberation Serif" fo:language="en" fo:country="US" officeooo:paragraph-rsid="003a7ebf"/>
    </style:style>
    <style:style style:name="P16" style:family="paragraph" style:parent-style-name="Text_20_body" style:list-style-name="L6">
      <loext:graphic-properties draw:fill="none"/>
      <style:paragraph-properties fo:margin-left="0.801cm" fo:margin-right="0cm" fo:margin-top="0cm" fo:margin-bottom="0cm" style:contextual-spacing="false" fo:text-align="start" style:justify-single-word="false" fo:text-indent="-0.801cm" style:auto-text-indent="false" fo:background-color="transparent"/>
      <style:text-properties style:font-name="Liberation Serif" fo:language="en" fo:country="US" officeooo:paragraph-rsid="003a7ebf"/>
    </style:style>
    <style:style style:name="P17" style:family="paragraph" style:parent-style-name="Text_20_body" style:list-style-name="L6">
      <loext:graphic-properties draw:fill="none"/>
      <style:paragraph-properties fo:margin-left="0.801cm" fo:margin-right="0cm" fo:margin-top="0cm" fo:margin-bottom="0cm" style:contextual-spacing="false" fo:text-align="start" style:justify-single-word="false" fo:text-indent="-0.801cm" style:auto-text-indent="false" fo:background-color="transparent"/>
      <style:text-properties style:font-name="Liberation Serif" fo:language="en" fo:country="US" officeooo:paragraph-rsid="003e1e38"/>
    </style:style>
    <style:style style:name="P18" style:family="paragraph" style:parent-style-name="Text_20_body" style:list-style-name="L7">
      <loext:graphic-properties draw:fill="none"/>
      <style:paragraph-properties fo:margin-left="0.801cm" fo:margin-right="0cm" fo:margin-top="0cm" fo:margin-bottom="0cm" style:contextual-spacing="false" fo:text-align="start" style:justify-single-word="false" fo:text-indent="-0.801cm" style:auto-text-indent="false" fo:background-color="transparent"/>
      <style:text-properties style:font-name="Liberation Serif" fo:language="en" fo:country="US" officeooo:paragraph-rsid="003a7ebf"/>
    </style:style>
    <style:style style:name="P19" style:family="paragraph" style:parent-style-name="Text_20_body" style:list-style-name="L1">
      <loext:graphic-properties draw:fill="none"/>
      <style:paragraph-properties fo:margin-left="0.801cm" fo:margin-right="0cm" fo:margin-top="0cm" fo:margin-bottom="0cm" style:contextual-spacing="false" fo:text-align="start" style:justify-single-word="false" fo:text-indent="-0.801cm" style:auto-text-indent="false" fo:background-color="transparent">
        <style:tab-stops/>
      </style:paragraph-properties>
      <style:text-properties style:font-name="Liberation Serif" fo:language="en" fo:country="US" officeooo:rsid="003d26ba" officeooo:paragraph-rsid="003d26ba"/>
    </style:style>
    <style:style style:name="P20" style:family="paragraph" style:parent-style-name="Text_20_body" style:list-style-name="L5">
      <loext:graphic-properties draw:fill="none"/>
      <style:paragraph-properties fo:margin-left="0.801cm" fo:margin-right="0cm" fo:margin-top="0cm" fo:margin-bottom="0cm" style:contextual-spacing="false" fo:text-align="start" style:justify-single-word="false" fo:text-indent="-0.801cm" style:auto-text-indent="false" fo:background-color="transparent"/>
      <style:text-properties style:font-name="Liberation Serif" fo:language="en" fo:country="US" officeooo:rsid="003e1e38" officeooo:paragraph-rsid="003e1e38"/>
    </style:style>
    <style:style style:name="P21" style:family="paragraph" style:parent-style-name="Text_20_body" style:list-style-name="L1" style:master-page-name="">
      <loext:graphic-properties draw:fill="none"/>
      <style:paragraph-properties fo:margin-left="0.801cm" fo:margin-right="0cm" fo:margin-top="0cm" fo:margin-bottom="0cm" style:contextual-spacing="false" fo:text-align="start" style:justify-single-word="false" fo:text-indent="-0.801cm" style:auto-text-indent="false" style:page-number="auto" fo:background-color="transparent">
        <style:tab-stops/>
      </style:paragraph-properties>
      <style:text-properties officeooo:paragraph-rsid="003a7ebf"/>
    </style:style>
    <style:style style:name="P22" style:family="paragraph" style:parent-style-name="Text_20_body" style:list-style-name="L6" style:master-page-name="">
      <loext:graphic-properties draw:fill="none"/>
      <style:paragraph-properties fo:margin-left="0.801cm" fo:margin-right="0cm" fo:margin-top="0cm" fo:margin-bottom="0cm" style:contextual-spacing="false" fo:text-align="start" style:justify-single-word="false" fo:text-indent="-0.801cm" style:auto-text-indent="false" style:page-number="auto" fo:background-color="transparent"/>
      <style:text-properties officeooo:paragraph-rsid="003c5365"/>
    </style:style>
    <style:style style:name="P23" style:family="paragraph" style:parent-style-name="Text_20_body" style:list-style-name="L5" style:master-page-name="">
      <loext:graphic-properties draw:fill="none"/>
      <style:paragraph-properties fo:margin-left="0.801cm" fo:margin-right="0cm" fo:margin-top="0cm" fo:margin-bottom="0cm" style:contextual-spacing="false" fo:text-align="start" style:justify-single-word="false" fo:text-indent="-0.801cm" style:auto-text-indent="false" style:page-number="auto" fo:background-color="transparent"/>
      <style:text-properties style:font-name="Liberation Serif" fo:language="en" fo:country="US" officeooo:paragraph-rsid="003a7ebf"/>
    </style:style>
    <style:style style:name="P24" style:family="paragraph" style:parent-style-name="Text_20_body" style:list-style-name="L6" style:master-page-name="">
      <loext:graphic-properties draw:fill="none"/>
      <style:paragraph-properties fo:margin-left="0.801cm" fo:margin-right="0cm" fo:margin-top="0cm" fo:margin-bottom="0cm" style:contextual-spacing="false" fo:text-align="start" style:justify-single-word="false" fo:text-indent="-0.801cm" style:auto-text-indent="false" style:page-number="auto" fo:background-color="transparent"/>
      <style:text-properties style:font-name="Liberation Serif" fo:language="en" fo:country="US" officeooo:paragraph-rsid="003a7ebf"/>
    </style:style>
    <style:style style:name="P25" style:family="paragraph" style:parent-style-name="Text_20_body" style:list-style-name="L7" style:master-page-name="">
      <loext:graphic-properties draw:fill="none"/>
      <style:paragraph-properties fo:margin-left="0.801cm" fo:margin-right="0cm" fo:margin-top="0cm" fo:margin-bottom="0cm" style:contextual-spacing="false" fo:text-align="start" style:justify-single-word="false" fo:text-indent="-0.801cm" style:auto-text-indent="false" style:page-number="auto" fo:background-color="transparent"/>
      <style:text-properties style:font-name="Liberation Serif" fo:language="en" fo:country="US" officeooo:paragraph-rsid="003a7ebf"/>
    </style:style>
    <style:style style:name="T1" style:family="text">
      <style:text-properties officeooo:rsid="003368f6"/>
    </style:style>
    <style:style style:name="T2" style:family="text">
      <style:text-properties officeooo:rsid="00343fe1"/>
    </style:style>
    <style:style style:name="T3" style:family="text">
      <style:text-properties style:font-name="Liberation Serif" fo:language="en" fo:country="US"/>
    </style:style>
    <style:style style:name="T4" style:family="text">
      <style:text-properties style:font-name="Liberation Serif" fo:language="en" fo:country="US" officeooo:rsid="005e3b60"/>
    </style:style>
    <style:style style:name="T5" style:family="text">
      <style:text-properties style:font-name="Liberation Serif" fo:language="en" fo:country="US" officeooo:rsid="003a386c"/>
    </style:style>
    <style:style style:name="T6" style:family="text">
      <style:text-properties style:font-name="Liberation Serif" fo:language="en" fo:country="US" fo:font-weight="bold" style:font-weight-asian="bold" style:font-weight-complex="bold"/>
    </style:style>
    <style:style style:name="T7" style:family="text">
      <style:text-properties style:font-name="Liberation Serif" fo:language="en" fo:country="US" officeooo:rsid="003c5365"/>
    </style:style>
    <style:style style:name="T8" style:family="text">
      <style:text-properties officeooo:rsid="00362582"/>
    </style:style>
    <style:style style:name="T9" style:family="text">
      <style:text-properties officeooo:rsid="0038abf9"/>
    </style:style>
    <style:style style:name="T10" style:family="text">
      <style:text-properties officeooo:rsid="0038f02b"/>
    </style:style>
    <style:style style:name="T11" style:family="text">
      <style:text-properties officeooo:rsid="003a386c"/>
    </style:style>
    <style:style style:name="T12" style:family="text">
      <style:text-properties officeooo:rsid="003a7ebf"/>
    </style:style>
    <style:style style:name="T13" style:family="text">
      <style:text-properties officeooo:rsid="003c5365"/>
    </style:style>
    <style:style style:name="T14" style:family="text">
      <style:text-properties officeooo:rsid="003cfadd"/>
    </style:style>
    <style:style style:name="T15" style:family="text">
      <style:text-properties officeooo:rsid="003d6056"/>
    </style:style>
    <style:style style:name="T16" style:family="text">
      <style:text-properties officeooo:rsid="003e1e38"/>
    </style:style>
    <style:style style:name="T17" style:family="text">
      <style:text-properties officeooo:rsid="003ec39e"/>
    </style:style>
    <text:list-style style:name="L1">
      <text:list-level-style-bullet text:level="1" text:style-name="Bullet_20_Symbols" text:bullet-char="●">
        <style:list-level-properties text:list-level-position-and-space-mode="label-alignment">
          <style:list-level-label-alignment text:label-followed-by="listtab" text:list-tab-stop-position="0.801cm" fo:text-indent="-0.801cm" fo:margin-left="0.8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cm" fo:text-indent="-1cm" fo:margin-left="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cm" fo:text-indent="-1cm" fo:margin-left="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cm" fo:text-indent="-1cm" fo:margin-left="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01cm" fo:text-indent="-0.801cm" fo:margin-left="0.8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01cm" fo:text-indent="-0.801cm" fo:margin-left="0.8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01cm" fo:text-indent="-0.801cm" fo:margin-left="0.8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breOffice 7.1 Community released by The Document Foundation</text:p>
      <text:p text:style-name="P3">The volunteer supported version of the best FOSS office suite, based on the LibreOffice Technology platform for desktop, mobile and cloud productivity</text:p>
      <text:p text:style-name="P1">Berlin, February 3, 2021 – LibreOffice 7.1 Community, the volunteer supported version of the open source office suite for desktop productivity, is available from <text:a xlink:type="simple" xlink:href="https://www.libreoffice.org/download" text:style-name="Internet_20_link" text:visited-style-name="Visited_20_Internet_20_Link">https://www.libreoffice.org/download</text:a>. The Community label underlines the fact that the software is not targeted to enterprises, and not optimized for their support needs.</text:p>
      <text:p text:style-name="P1">For enterprise-class deployments, TDF strongly recommends the LibreOffice Enterprise family of applications from ecosystem partners – for desktop, mobile and cloud productivity – with long-term support options, professional assistance, custom features and other benefits, including SLA (Service Level Agreements): <text:a xlink:type="simple" xlink:href="https://www.libreoffice.org/download/libreoffice-in-business/" text:style-name="Internet_20_link" text:visited-style-name="Visited_20_Internet_20_Link">https://www.libreoffice.org/download/libreoffice-in-business/</text:a>. </text:p>
      <text:p text:style-name="P1">Despite this, an increasing number of enterprises prefer the version supported by volunteers over the version optimized for their needs. This has a twofold negative consequence for the project: a poor use of volunteers' time, as they have to work to solve problems for companies that offer nothing in return, and a net loss for ecosystem companies.</text:p>
      <text:p text:style-name="P1">This is a problem for the sustainability of the LibreOffice project, because it limits the evolution of the software. In fact, every line of code developed by ecosystem companies for their customers is shared for the common benefit, and for the growth of the LibreOffice Technology platform.</text:p>
      <text:p text:style-name="P1">In fact, both LibreOffice Community and the LibreOffice Enterprise family of products are based on the LibreOffice Technology platform, which is the result of years of development (see the white paper) with the objective of providing a state of the art office suite not only for the desktop but also for mobile and the cloud, based on the evolution of the marketplace since 2010.</text:p>
      <text:p text:style-name="P1">Today, products based on LibreOffice Technology are available for all major desktop operating systems (Windows, macOS, Linux and ChromeOS), for mobile platforms <text:span text:style-name="T1">(Android and iOS) </text:span>and for the cloud. <text:span text:style-name="T1">They may have a different name, according to each company brand strategy, but they share the same LibreOffice unique advantages and robustness.</text:span></text:p>
      <text:p text:style-name="P2">LibreOffice 7.1 Community New Features <text:span text:style-name="T12">[1]</text:span></text:p>
      <text:p text:style-name="P1">LibreOffice 7.1 Community’s new features have been developed by a large number of code contributors: 73% of commits are from developers employed by companies sitting in the Advisory Board – Collabora, Red Hat and CIB/Allotropia – to serve their enterprise customers, plus other organizations (including TDF), and 27% are from individual volunteers.</text:p>
      <text:list xml:id="list1971958445" text:style-name="L1">
        <text:list-header>
          <text:p text:style-name="P10">GENERAL</text:p>
        </text:list-header>
        <text:list-item>
          <text:p text:style-name="P21"><text:span text:style-name="T3">New dialog to select the User Interface flavor, aiming to pick the right </text:span><text:span text:style-name="T7">UI</text:span><text:span text:style-name="T3"> </text:span><text:span text:style-name="T7">based on each user own preferences </text:span><text:span text:style-name="T3">at first start</text:span></text:p>
        </text:list-item>
        <text:list-item>
          <text:p text:style-name="P14"><text:soft-page-break/>Improve<text:span text:style-name="T13">d</text:span> <text:span text:style-name="T13">search for</text:span> a matching printer paper size for the printed document</text:p>
        </text:list-item>
        <text:list-item>
          <text:p text:style-name="P14">Show all supported files when adding a new extension in Extension Manager</text:p>
        </text:list-item>
        <text:list-item>
          <text:p text:style-name="P14">Print <text:span text:style-name="T14">P</text:span>review is now updated asynchronously, to not block UI when adjusting settings in <text:span text:style-name="T14">P</text:span>rint <text:span text:style-name="T14">D</text:span>ialog</text:p>
        </text:list-item>
        <text:list-item>
          <text:p text:style-name="P19">Additions Dialog: to search, get and install extensions with one-click</text:p>
        </text:list-item>
      </text:list>
      <text:p text:style-name="P11">WRITER</text:p>
      <text:list xml:id="list1252583539" text:style-name="L5">
        <text:list-item>
          <text:p text:style-name="P23"><text:span text:style-name="T16">New</text:span> Style Inspector <text:span text:style-name="T16">to</text:span> display the attributes of Paragraph <text:span text:style-name="T16">and</text:span> Character Styles, and manually formatted (Direct Formatting) properties</text:p>
        </text:list-item>
        <text:list-item>
          <text:p text:style-name="P15">Default anchor for newly added images can be set <text:span text:style-name="T15">using</text:span> Tools ▸ Options ▸ LibreOffice Writer</text:p>
        </text:list-item>
        <text:list-item>
          <text:p text:style-name="P15"><text:span text:style-name="T16">Ability to</text:span> detect Unicode, even if <text:span text:style-name="T15">the </text:span>imported text file does not have <text:span text:style-name="T15">the</text:span> BOM <text:span text:style-name="T15">(Byte Order Mark)</text:span></text:p>
        </text:list-item>
        <text:list-item>
          <text:p text:style-name="P20">Significant speed improvement of find/replace operations</text:p>
        </text:list-item>
      </text:list>
      <text:p text:style-name="P12">CALC</text:p>
      <text:list xml:id="list3654544783" text:style-name="L6">
        <text:list-item>
          <text:p text:style-name="P24">Added an option to <text:span text:style-name="T16">manage pasting</text:span> with Enter key, <text:span text:style-name="T16">which can be switched on/off </text:span>in <text:span text:style-name="T16">the</text:span> Tools ▸ Options ▸ LibreOffice Calc ▸ General <text:span text:style-name="T16">dialog</text:span></text:p>
        </text:list-item>
        <text:list-item>
          <text:p text:style-name="P16"><text:span text:style-name="T16">Added option to</text:span> select items in Autofilter window clicking <text:span text:style-name="T16">on</text:span> all item's row, <text:span text:style-name="T16">in addition to the</text:span> checkbox</text:p>
        </text:list-item>
        <text:list-item>
          <text:p text:style-name="P17"><text:span text:style-name="T16">Significant speed improvement</text:span> <text:span text:style-name="T16">of</text:span> Autofilter <text:span text:style-name="T16">and find/replace operations</text:span></text:p>
        </text:list-item>
      </text:list>
      <text:p text:style-name="P12">IMPRESS &amp; DRAW</text:p>
      <text:list xml:id="list1284291217" text:style-name="L7">
        <text:list-item>
          <text:p text:style-name="P25"><text:span text:style-name="T16">Possibility to add</text:span> visible signatures to existing PDF files in Draw</text:p>
        </text:list-item>
        <text:list-item>
          <text:p text:style-name="P18"><text:span text:style-name="T17">Possibility to</text:span> chang<text:span text:style-name="T17">e</text:span> animations for several objects at once <text:span text:style-name="T17">in Impress</text:span></text:p>
        </text:list-item>
        <text:list-item>
          <text:p text:style-name="P18"><text:span text:style-name="T17">Addition of</text:span> "Pause/Resume" <text:span text:style-name="T17">and </text:span>"Exit"button<text:span text:style-name="T17">s</text:span> <text:span text:style-name="T17">to Presenter's Screen</text:span></text:p>
        </text:list-item>
        <text:list-item>
          <text:p text:style-name="P18"><text:span text:style-name="T17">Addition of</text:span> realistic soft blurred shadows <text:span text:style-name="T17">to</text:span> objects</text:p>
        </text:list-item>
        <text:list-item>
          <text:p text:style-name="P18">Add<text:span text:style-name="T17">ition of</text:span> new physics based animation capabilities and new animation effect presets that use them</text:p>
        </text:list-item>
      </text:list>
      <text:p text:style-name="P13">MACRO</text:p>
      <text:list xml:id="list182225087882107" text:continue-list="list3654544783" text:style-name="L6">
        <text:list-item>
          <text:p text:style-name="P22"><text:span text:style-name="T3">ScriptForge libraries: </text:span><text:span text:style-name="T7">a</text:span><text:span text:style-name="T3">n extensible and robust collection of macro scripting resources for LibreOffice to be invoked from user Basic or Python scripts</text:span></text:p>
        </text:list-item>
      </text:list>
      <text:p text:style-name="P4"><text:span text:style-name="T3">A video summarizing the top new features in LibreOffice 7.</text:span><text:span text:style-name="T5">1 Community</text:span><text:span text:style-name="T3"> is available on YouTube: </text:span><text:span text:style-name="T5">LINK</text:span><text:span text:style-name="T3"> </text:span><text:span text:style-name="T4">a</text:span><text:span text:style-name="T3">nd also on PeerTube: </text:span><text:span text:style-name="T5">LINK</text:span></text:p>
      <text:p text:style-name="P9">LibreOffice, the best tool for interoperability</text:p>
      <text:p text:style-name="P6"><text:span text:style-name="T15">LibreOffice 7.1 Community adds several i</text:span><text:span text:style-name="T9">nteroperability</text:span> <text:span text:style-name="T15">improvements </text:span>with DOCX/XLSX/PPTX files:<text:span text:style-name="T2"> improvements to Writer tables (</text:span><text:span text:style-name="T8">better </text:span><text:span text:style-name="T2">import/export </text:span><text:span text:style-name="T8">and management </text:span><text:span text:style-name="T2">of table functions, and </text:span><text:span text:style-name="T15">better </text:span>support for change tracking in floating table<text:span text:style-name="T2">s);</text:span> <text:span text:style-name="T15">a </text:span><text:span text:style-name="T2">better management </text:span>of cached field results in Writer; <text:span text:style-name="T8">s</text:span>upport <text:span text:style-name="T8">of</text:span> spacing below the <text:span text:style-name="T8">header's </text:span>last paragraph in <text:span text:style-name="T8">DOC</text:span>/<text:span text:style-name="T8">DOCX</text:span> files; <text:span text:style-name="T8">and additional</text:span> SmartArt improvements when importing PPTX <text:span text:style-name="T15">files</text:span>.</text:p>
      <text:p text:style-name="P1">LibreOffice offers the highest level of compatibility in the office suite arena, starting from native support for the OpenDocument Format (ODF) – with better security and interoperability features over proprietary formats – to almost perfect support for DOCX, XLSX and PPTX files. In addition, LibreOffice includes filters for many legacy <text:soft-page-break/>document formats, and as such is the best interoperability tool in the market.</text:p>
      <text:p text:style-name="P2"><text:span text:style-name="T8">Migrations to </text:span>LibreOffice</text:p>
      <text:p text:style-name="P1"><text:span text:style-name="T9">The Document Foundation has developed a Migration Protocol to support enterprises moving from </text:span>proprietary office suites <text:span text:style-name="T9">to LibreOffice, which is based on the deployment of a LTS version from the LibreOffice Enterprise family, plus</text:span> <text:span text:style-name="T9">migration consultancy</text:span> <text:span text:style-name="T9">and training </text:span>sourced from certified professionals who <text:span text:style-name="T9">offer</text:span> CIOs and IT managers value-added <text:span text:style-name="T9">solutions</text:span> in line with proprietary offerings. Reference: <text:a xlink:type="simple" xlink:href="https://www.libreoffice.org/get-help/professional-support/" text:style-name="Internet_20_link" text:visited-style-name="Visited_20_Internet_20_Link">https://www.libreoffice.org/get-help/professional-support/</text:a>.</text:p>
      <text:p text:style-name="P1">In fact, LibreOffice – thanks to its mature codebase, rich feature set, strong support for open standards, excellent compatibility and long-term support options from certified partners – represents the ideal solution for businesses that want to regain control of their data and free themselves from vendor lock-in.</text:p>
      <text:p text:style-name="P2">Availability of LibreOffice 7.<text:span text:style-name="T10">1 </text:span><text:span text:style-name="T11">Community</text:span></text:p>
      <text:p text:style-name="P1">LibreOffice 7.<text:span text:style-name="T11">1</text:span> <text:span text:style-name="T11">Community </text:span>is immediately available from the following link: <text:a xlink:type="simple" xlink:href="https://www.libreoffice.org/download/" text:style-name="Internet_20_link" text:visited-style-name="Visited_20_Internet_20_Link">https://www.libreoffice.org/download/</text:a>. Minimum requirements for proprietary <text:span text:style-name="T11">operating systems</text:span> are Microsoft Windows 7 SP1 and Apple macOS 10.12.</text:p>
      <text:p text:style-name="P1">LibreOffice Technology based products for Android and iOS are listed here: <text:a xlink:type="simple" xlink:href="https://www.libreoffice.org/download/android-and-ios/" text:style-name="Internet_20_link" text:visited-style-name="Visited_20_Internet_20_Link">https://www.libreoffice.org/download/android-and-ios/</text:a>, while for App Stores and ChromeOS are listed here: <text:a xlink:type="simple" xlink:href="https://www.libreoffice.org/download/libreoffice-from-microsoft-and-mac-app-stores/" text:style-name="Internet_20_link" text:visited-style-name="Visited_20_Internet_20_Link">https://www.libreoffice.org/download/libreoffice-from-microsoft-and-mac-app-stores/</text:a> </text:p>
      <text:p text:style-name="P7">For users whose main objective is personal productivity and therefore prefer a release that has undergone more testing and bug fixing over the new features, The Document Foundation maintains the LibreOffice <text:span text:style-name="T11">7.0</text:span> family, which includes some months of back-ported fixes. The current version is LibreOffice <text:span text:style-name="T11">7.0.4</text:span>.</text:p>
      <text:p text:style-name="P7">The Document Foundation does not provide technical support for users, although they can get <text:span text:style-name="T11">it</text:span> from <text:span text:style-name="T11">volunteers</text:span> on <text:span text:style-name="T11">user </text:span>mailing lists and the Ask LibreOffice website: <text:a xlink:type="simple" xlink:href="https://ask.libreoffice.org/" text:style-name="Internet_20_link" text:visited-style-name="Visited_20_Internet_20_Link">https://ask.libreoffice.org</text:a> </text:p>
      <text:p text:style-name="P7">LibreOffice users, free software advocates and community members can support The Document Foundation with a donation at <text:a xlink:type="simple" xlink:href="https://www.libreoffice.org/donate" text:style-name="Internet_20_link" text:visited-style-name="Visited_20_Internet_20_Link">https://www.libreoffice.org/donate</text:a> </text:p>
      <text:p text:style-name="P1">LibreOffice 7.0 is built with document conversion libraries from the Document Liberation Project: <text:a xlink:type="simple" xlink:href="https://www.documentliberation.org/" text:style-name="Internet_20_link" text:visited-style-name="Visited_20_Internet_20_Link">https://www.documentliberation.org</text:a> </text:p>
      <text:p text:style-name="P1">[1] <text:span text:style-name="T11">The </text:span>Release Notes wiki page <text:span text:style-name="T11">offers a</text:span> comprehensive list of LibreOffice 7.<text:span text:style-name="T11">1</text:span> <text:span text:style-name="T11">Community </text:span>new features: <text:a xlink:type="simple" xlink:href="https://wiki.documentfoundation.org/ReleaseNotes/7.1" text:style-name="Internet_20_link" text:visited-style-name="Visited_20_Internet_20_Link">https://wiki.documentfoundation.org/ReleaseNotes/7.</text:a><text:a xlink:type="simple" xlink:href="https://wiki.documentfoundation.org/ReleaseNotes/7.1" text:style-name="Internet_20_link" text:visited-style-name="Visited_20_Internet_20_Link"><text:span text:style-name="T11">1</text:span></text:a><text:span text:style-name="T11"> </text:span></text:p>
      <text:p text:style-name="P2">Press Kit</text:p>
      <text:p text:style-name="P1">The press kit with press release and high-resolution images and screenshots, is available here: <text:span text:style-name="T12">LIN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Tahoma2" svg:font-family="Tahoma"/>
    <style:font-face style:name="Liberation Serif" svg:font-family="'Liberation Serif'"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Lucida Sans Unicode" style:font-size-asian="12pt" style:language-asian="it" style:country-asian="IT" style:font-name-complex="Tahoma"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font-name-asian="Lucida Sans Unicode" style:font-size-asian="12pt" style:language-asian="it" style:country-asian="IT" style:font-name-complex="Tahoma" style:font-size-complex="12pt" style:language-complex="it" style:country-complex="IT"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4cm" fo:margin-bottom="0cm" style:contextual-spacing="false" fo:text-align="justify" style:justify-single-word="false" style:page-number="auto"/>
    </style:style>
    <style:style style:name="Heading" style:family="paragraph" style:parent-style-name="Standard" style:next-style-name="Text_20_body" style:class="text" style:master-page-name="">
      <loext:graphic-properties draw:fill="none" draw:fill-color="#99ccff"/>
      <style:paragraph-properties fo:margin-top="0.4cm" fo:margin-bottom="0cm" style:contextual-spacing="false" fo:text-align="center" style:justify-single-word="false" style:page-number="auto" fo:background-color="transparent" style:shadow="none" fo:keep-with-next="auto">
        <style:tab-stops/>
      </style:paragraph-properties>
      <style:text-properties style:font-name="Times New Roman1" fo:font-family="'Times New Roman'" style:font-style-name="Grassetto" style:font-family-generic="roman" style:font-pitch="variable" fo:font-size="14pt" fo:font-weight="bold" style:font-name-asian="Tahoma1" style:font-family-asian="Tahoma"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2"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0.2$Linux_X86_64 LibreOffice_project/53d68d29d90fd16448721a60aad68c28ff0809f5</meta:generator>
    <meta:creation-date>2021-01-19T13:33:31.638353167</meta:creation-date>
    <dc:language>it-IT</dc:language>
    <meta:editing-cycles>12</meta:editing-cycles>
    <meta:editing-duration>PT4H14M27S</meta:editing-duration>
    <meta:initial-creator>Italo Vignoli</meta:initial-creator>
    <dc:date>2021-01-20T18:22:24.417400824</dc:date>
    <dc:creator>Italo Vignoli</dc:creator>
    <meta:document-statistic meta:table-count="0" meta:image-count="0" meta:object-count="0" meta:page-count="3" meta:paragraph-count="50" meta:word-count="1114" meta:character-count="7770" meta:non-whitespace-character-count="6710"/>
    <meta:user-defined meta:name="Info 1"/>
    <meta:user-defined meta:name="Info 2"/>
    <meta:user-defined meta:name="Info 3"/>
    <meta:user-defined meta:name="Info 4"/>
    <meta:template xlink:type="simple" xlink:actuate="onRequest" xlink:title="normal" xlink:href="../../Templates/Italo/normal.ott" meta:date="2021-01-19T13:33:30.805279783"/>
  </office:meta>
</office:document-meta>
</file>